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export" table:style-name="ta1">
        <table:table-column table:style-name="co1" table:number-columns-repeated="4" table:default-cell-style-name="Default"/>
        <table:table-row table:style-name="ro1">
          <table:table-cell table:formula="of:=[$calc.D1]" office:value-type="float" office:value="9341.72" calcext:value-type="float">
            <text:p>9341.72</text:p>
          </table:table-cell>
          <table:table-cell table:formula="of:=[$calc.F1]" office:value-type="float" office:value="301.4" calcext:value-type="float">
            <text:p>301.4</text:p>
          </table:table-cell>
          <table:table-cell table:formula="of:=[$calc.G1]" office:value-type="float" office:value="666.61" calcext:value-type="float">
            <text:p>666.61</text:p>
          </table:table-cell>
          <table:table-cell table:formula="of:=[$calc.H1]" office:value-type="float" office:value="0" calcext:value-type="float">
            <text:p>0</text:p>
          </table:table-cell>
        </table:table-row>
        <table:table-row table:style-name="ro1">
          <table:table-cell table:formula="of:=[$calc.D2]" office:value-type="float" office:value="12674.77" calcext:value-type="float">
            <text:p>12674.77</text:p>
          </table:table-cell>
          <table:table-cell table:formula="of:=[$calc.F2]" office:value-type="float" office:value="259.8" calcext:value-type="float">
            <text:p>259.8</text:p>
          </table:table-cell>
          <table:table-cell table:formula="of:=[$calc.G2]" office:value-type="float" office:value="666.61" calcext:value-type="float">
            <text:p>666.61</text:p>
          </table:table-cell>
          <table:table-cell table:formula="of:=[$calc.H2]" office:value-type="float" office:value="0" calcext:value-type="float">
            <text:p>0</text:p>
          </table:table-cell>
        </table:table-row>
        <table:table-row table:style-name="ro1">
          <table:table-cell table:formula="of:=[$calc.D3]" office:value-type="float" office:value="14674.6" calcext:value-type="float">
            <text:p>14674.6</text:p>
          </table:table-cell>
          <table:table-cell table:formula="of:=[$calc.F3]" office:value-type="float" office:value="244" calcext:value-type="float">
            <text:p>244</text:p>
          </table:table-cell>
          <table:table-cell table:formula="of:=[$calc.G3]" office:value-type="float" office:value="666.61" calcext:value-type="float">
            <text:p>666.61</text:p>
          </table:table-cell>
          <table:table-cell table:formula="of:=[$calc.H3]" office:value-type="float" office:value="0" calcext:value-type="float">
            <text:p>0</text:p>
          </table:table-cell>
        </table:table-row>
        <table:table-row table:style-name="ro1">
          <table:table-cell table:formula="of:=[$calc.D4]" office:value-type="float" office:value="18007.65" calcext:value-type="float">
            <text:p>18007.65</text:p>
          </table:table-cell>
          <table:table-cell table:formula="of:=[$calc.F4]" office:value-type="float" office:value="202.8" calcext:value-type="float">
            <text:p>202.8</text:p>
          </table:table-cell>
          <table:table-cell table:formula="of:=[$calc.G4]" office:value-type="float" office:value="666.61" calcext:value-type="float">
            <text:p>666.61</text:p>
          </table:table-cell>
          <table:table-cell table:formula="of:=[$calc.H4]" office:value-type="float" office:value="0" calcext:value-type="float">
            <text:p>0</text:p>
          </table:table-cell>
        </table:table-row>
        <table:table-row table:style-name="ro1">
          <table:table-cell table:formula="of:=[$calc.D5]" office:value-type="float" office:value="21340.7" calcext:value-type="float">
            <text:p>21340.7</text:p>
          </table:table-cell>
          <table:table-cell table:formula="of:=[$calc.F5]" office:value-type="float" office:value="157" calcext:value-type="float">
            <text:p>157</text:p>
          </table:table-cell>
          <table:table-cell table:formula="of:=[$calc.G5]" office:value-type="float" office:value="666.61" calcext:value-type="float">
            <text:p>666.61</text:p>
          </table:table-cell>
          <table:table-cell table:formula="of:=[$calc.H5]" office:value-type="float" office:value="0" calcext:value-type="float">
            <text:p>0</text:p>
          </table:table-cell>
        </table:table-row>
        <table:table-row table:style-name="ro1">
          <table:table-cell table:formula="of:=[$calc.D6]" office:value-type="float" office:value="24673.75" calcext:value-type="float">
            <text:p>24673.75</text:p>
          </table:table-cell>
          <table:table-cell table:formula="of:=[$calc.F6]" office:value-type="float" office:value="112.1" calcext:value-type="float">
            <text:p>112.1</text:p>
          </table:table-cell>
          <table:table-cell table:formula="of:=[$calc.G6]" office:value-type="float" office:value="666.61" calcext:value-type="float">
            <text:p>666.61</text:p>
          </table:table-cell>
          <table:table-cell table:formula="of:=[$calc.H6]" office:value-type="float" office:value="0" calcext:value-type="float">
            <text:p>0</text:p>
          </table:table-cell>
        </table:table-row>
        <table:table-row table:style-name="ro1">
          <table:table-cell table:formula="of:=[$calc.D7]" office:value-type="float" office:value="28006.8" calcext:value-type="float">
            <text:p>28006.8</text:p>
          </table:table-cell>
          <table:table-cell table:formula="of:=[$calc.F7]" office:value-type="float" office:value="64.7" calcext:value-type="float">
            <text:p>64.7</text:p>
          </table:table-cell>
          <table:table-cell table:formula="of:=[$calc.G7]" office:value-type="float" office:value="666.61" calcext:value-type="float">
            <text:p>666.61</text:p>
          </table:table-cell>
          <table:table-cell table:formula="of:=[$calc.H7]" office:value-type="float" office:value="0" calcext:value-type="float">
            <text:p>0</text:p>
          </table:table-cell>
        </table:table-row>
        <table:table-row table:style-name="ro1">
          <table:table-cell table:formula="of:=[$calc.D8]" office:value-type="float" office:value="31339.85" calcext:value-type="float">
            <text:p>31339.85</text:p>
          </table:table-cell>
          <table:table-cell table:formula="of:=[$calc.F8]" office:value-type="float" office:value="37.9" calcext:value-type="float">
            <text:p>37.9</text:p>
          </table:table-cell>
          <table:table-cell table:formula="of:=[$calc.G8]" office:value-type="float" office:value="666.61" calcext:value-type="float">
            <text:p>666.61</text:p>
          </table:table-cell>
          <table:table-cell table:formula="of:=[$calc.H8]" office:value-type="float" office:value="0" calcext:value-type="float">
            <text:p>0</text:p>
          </table:table-cell>
        </table:table-row>
        <table:table-row table:style-name="ro1">
          <table:table-cell table:formula="of:=[$calc.D9]" office:value-type="float" office:value="34672.9" calcext:value-type="float">
            <text:p>34672.9</text:p>
          </table:table-cell>
          <table:table-cell table:formula="of:=[$calc.F9]" office:value-type="float" office:value="20.6" calcext:value-type="float">
            <text:p>20.6</text:p>
          </table:table-cell>
          <table:table-cell table:formula="of:=[$calc.G9]" office:value-type="float" office:value="666.61" calcext:value-type="float">
            <text:p>666.61</text:p>
          </table:table-cell>
          <table:table-cell table:formula="of:=[$calc.H9]" office:value-type="float" office:value="0" calcext:value-type="float">
            <text:p>0</text:p>
          </table:table-cell>
        </table:table-row>
        <table:table-row table:style-name="ro1">
          <table:table-cell table:formula="of:=[$calc.D10]" office:value-type="float" office:value="38005.95" calcext:value-type="float">
            <text:p>38005.95</text:p>
          </table:table-cell>
          <table:table-cell table:formula="of:=[$calc.F10]" office:value-type="float" office:value="11.1" calcext:value-type="float">
            <text:p>11.1</text:p>
          </table:table-cell>
          <table:table-cell table:formula="of:=[$calc.G10]" office:value-type="float" office:value="666.61" calcext:value-type="float">
            <text:p>666.61</text:p>
          </table:table-cell>
          <table:table-cell table:formula="of:=[$calc.H10]" office:value-type="float" office:value="0" calcext:value-type="float">
            <text:p>0</text:p>
          </table:table-cell>
        </table:table-row>
        <table:table-row table:style-name="ro1">
          <table:table-cell table:formula="of:=[$calc.D11]" office:value-type="float" office:value="41339" calcext:value-type="float">
            <text:p>41339</text:p>
          </table:table-cell>
          <table:table-cell table:formula="of:=[$calc.F11]" office:value-type="float" office:value="6.5" calcext:value-type="float">
            <text:p>6.5</text:p>
          </table:table-cell>
          <table:table-cell table:formula="of:=[$calc.G11]" office:value-type="float" office:value="666.61" calcext:value-type="float">
            <text:p>666.61</text:p>
          </table:table-cell>
          <table:table-cell table:formula="of:=[$calc.H11]" office:value-type="float" office:value="0" calcext:value-type="float">
            <text:p>0</text:p>
          </table:table-cell>
        </table:table-row>
        <table:table-row table:style-name="ro1">
          <table:table-cell table:formula="of:=[$calc.D12]" office:value-type="float" office:value="44672.05" calcext:value-type="float">
            <text:p>44672.05</text:p>
          </table:table-cell>
          <table:table-cell table:formula="of:=[$calc.F12]" office:value-type="float" office:value="5.5" calcext:value-type="float">
            <text:p>5.5</text:p>
          </table:table-cell>
          <table:table-cell table:formula="of:=[$calc.G12]" office:value-type="float" office:value="666.61" calcext:value-type="float">
            <text:p>666.61</text:p>
          </table:table-cell>
          <table:table-cell table:formula="of:=[$calc.H12]" office:value-type="float" office:value="0" calcext:value-type="float">
            <text:p>0</text:p>
          </table:table-cell>
        </table:table-row>
        <table:table-row table:style-name="ro1">
          <table:table-cell table:formula="of:=[$calc.D13]" office:value-type="float" office:value="48005.1" calcext:value-type="float">
            <text:p>48005.1</text:p>
          </table:table-cell>
          <table:table-cell table:formula="of:=[$calc.F13]" office:value-type="float" office:value="0.4" calcext:value-type="float">
            <text:p>0.4</text:p>
          </table:table-cell>
          <table:table-cell table:formula="of:=[$calc.G13]" office:value-type="float" office:value="666.61" calcext:value-type="float">
            <text:p>666.61</text:p>
          </table:table-cell>
          <table:table-cell table:formula="of:=[$calc.H13]" office:value-type="float" office:value="0" calcext:value-type="float">
            <text:p>0</text:p>
          </table:table-cell>
        </table:table-row>
        <table:table-row table:style-name="ro1">
          <table:table-cell table:formula="of:=[$calc.D14]" office:value-type="float" office:value="51338.15" calcext:value-type="float">
            <text:p>51338.15</text:p>
          </table:table-cell>
          <table:table-cell table:formula="of:=[$calc.F14]" office:value-type="float" office:value="0.6" calcext:value-type="float">
            <text:p>0.6</text:p>
          </table:table-cell>
          <table:table-cell table:formula="of:=[$calc.G14]" office:value-type="float" office:value="666.61" calcext:value-type="float">
            <text:p>666.61</text:p>
          </table:table-cell>
          <table:table-cell table:formula="of:=[$calc.H14]" office:value-type="float" office:value="0" calcext:value-type="float">
            <text:p>0</text:p>
          </table:table-cell>
        </table:table-row>
        <table:table-row table:style-name="ro1">
          <table:table-cell table:formula="of:=[$calc.D15]" office:value-type="float" office:value="54671.2" calcext:value-type="float">
            <text:p>54671.2</text:p>
          </table:table-cell>
          <table:table-cell table:formula="of:=[$calc.F15]" office:value-type="float" office:value="0.4" calcext:value-type="float">
            <text:p>0.4</text:p>
          </table:table-cell>
          <table:table-cell table:formula="of:=[$calc.G15]" office:value-type="float" office:value="666.61" calcext:value-type="float">
            <text:p>666.61</text:p>
          </table:table-cell>
          <table:table-cell table:formula="of:=[$calc.H15]" office:value-type="float" office:value="0" calcext:value-type="float">
            <text:p>0</text:p>
          </table:table-cell>
        </table:table-row>
      </table:table>
      <table:table table:name="calc" table:style-name="ta1">
        <table:shapes>
          <draw:frame draw:z-index="0" draw:style-name="gr1" draw:text-style-name="P1" svg:width="18.313cm" svg:height="10.624cm" svg:x="20.013cm" svg:y="0cm">
            <draw:object draw:notify-on-update-of-ranges="calc.D1:calc.D16 calc.F1:calc.F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3014" calcext:value-type="float">
            <text:p>3014</text:p>
          </table:table-cell>
          <table:table-cell table:formula="of:=[.A1]*[.$B$24]" office:value-type="float" office:value="98658.28" calcext:value-type="float">
            <text:p>98658.28</text:p>
          </table:table-cell>
          <table:table-cell table:formula="of:=[.$B$23]-[.C1]" office:value-type="float" office:value="9341.72" calcext:value-type="float">
            <text:p>9341.72</text:p>
          </table:table-cell>
          <table:table-cell table:formula="of:=[.D1]/[.$B$24]" office:value-type="float" office:value="70.0688558527475" calcext:value-type="float">
            <text:p>70.0688558527</text:p>
          </table:table-cell>
          <table:table-cell table:formula="of:=[.B1]/[.$B$22]" office:value-type="float" office:value="301.4" calcext:value-type="float">
            <text:p>301.4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2598" calcext:value-type="float">
            <text:p>2598</text:p>
          </table:table-cell>
          <table:table-cell table:formula="of:=[.A2]*[.$B$24]" office:value-type="float" office:value="95325.23" calcext:value-type="float">
            <text:p>95325.23</text:p>
          </table:table-cell>
          <table:table-cell table:formula="of:=[.$B$23]-[.C2]" office:value-type="float" office:value="12674.77" calcext:value-type="float">
            <text:p>12674.77</text:p>
          </table:table-cell>
          <table:table-cell table:formula="of:=[.D2]/[.$B$24]" office:value-type="float" office:value="95.0688558527475" calcext:value-type="float">
            <text:p>95.0688558527</text:p>
          </table:table-cell>
          <table:table-cell table:formula="of:=[.B2]/[.$B$22]" office:value-type="float" office:value="259.8" calcext:value-type="float">
            <text:p>259.8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440" calcext:value-type="float">
            <text:p>2440</text:p>
          </table:table-cell>
          <table:table-cell table:formula="of:=[.A3]*[.$B$24]" office:value-type="float" office:value="93325.4" calcext:value-type="float">
            <text:p>93325.4</text:p>
          </table:table-cell>
          <table:table-cell table:formula="of:=[.$B$23]-[.C3]" office:value-type="float" office:value="14674.6" calcext:value-type="float">
            <text:p>14674.6</text:p>
          </table:table-cell>
          <table:table-cell table:formula="of:=[.D3]/[.$B$24]" office:value-type="float" office:value="110.068855852747" calcext:value-type="float">
            <text:p>110.0688558527</text:p>
          </table:table-cell>
          <table:table-cell table:formula="of:=[.B3]/[.$B$22]" office:value-type="float" office:value="244" calcext:value-type="float">
            <text:p>244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2028" calcext:value-type="float">
            <text:p>2028</text:p>
          </table:table-cell>
          <table:table-cell table:formula="of:=[.A4]*[.$B$24]" office:value-type="float" office:value="89992.35" calcext:value-type="float">
            <text:p>89992.35</text:p>
          </table:table-cell>
          <table:table-cell table:formula="of:=[.$B$23]-[.C4]" office:value-type="float" office:value="18007.65" calcext:value-type="float">
            <text:p>18007.65</text:p>
          </table:table-cell>
          <table:table-cell table:formula="of:=[.D4]/[.$B$24]" office:value-type="float" office:value="135.068855852747" calcext:value-type="float">
            <text:p>135.0688558527</text:p>
          </table:table-cell>
          <table:table-cell table:formula="of:=[.B4]/[.$B$22]" office:value-type="float" office:value="202.8" calcext:value-type="float">
            <text:p>202.8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570" calcext:value-type="float">
            <text:p>1570</text:p>
          </table:table-cell>
          <table:table-cell table:formula="of:=[.A5]*[.$B$24]" office:value-type="float" office:value="86659.3" calcext:value-type="float">
            <text:p>86659.3</text:p>
          </table:table-cell>
          <table:table-cell table:formula="of:=[.$B$23]-[.C5]" office:value-type="float" office:value="21340.7" calcext:value-type="float">
            <text:p>21340.7</text:p>
          </table:table-cell>
          <table:table-cell table:formula="of:=[.D5]/[.$B$24]" office:value-type="float" office:value="160.068855852747" calcext:value-type="float">
            <text:p>160.0688558527</text:p>
          </table:table-cell>
          <table:table-cell table:formula="of:=[.B5]/[.$B$22]" office:value-type="float" office:value="157" calcext:value-type="float">
            <text:p>157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121" calcext:value-type="float">
            <text:p>1121</text:p>
          </table:table-cell>
          <table:table-cell table:formula="of:=[.A6]*[.$B$24]" office:value-type="float" office:value="83326.25" calcext:value-type="float">
            <text:p>83326.25</text:p>
          </table:table-cell>
          <table:table-cell table:formula="of:=[.$B$23]-[.C6]" office:value-type="float" office:value="24673.75" calcext:value-type="float">
            <text:p>24673.75</text:p>
          </table:table-cell>
          <table:table-cell table:formula="of:=[.D6]/[.$B$24]" office:value-type="float" office:value="185.068855852747" calcext:value-type="float">
            <text:p>185.0688558527</text:p>
          </table:table-cell>
          <table:table-cell table:formula="of:=[.B6]/[.$B$22]" office:value-type="float" office:value="112.1" calcext:value-type="float">
            <text:p>112.1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647" calcext:value-type="float">
            <text:p>647</text:p>
          </table:table-cell>
          <table:table-cell table:formula="of:=[.A7]*[.$B$24]" office:value-type="float" office:value="79993.2" calcext:value-type="float">
            <text:p>79993.2</text:p>
          </table:table-cell>
          <table:table-cell table:formula="of:=[.$B$23]-[.C7]" office:value-type="float" office:value="28006.8" calcext:value-type="float">
            <text:p>28006.8</text:p>
          </table:table-cell>
          <table:table-cell table:formula="of:=[.D7]/[.$B$24]" office:value-type="float" office:value="210.068855852747" calcext:value-type="float">
            <text:p>210.0688558527</text:p>
          </table:table-cell>
          <table:table-cell table:formula="of:=[.B7]/[.$B$22]" office:value-type="float" office:value="64.7" calcext:value-type="float">
            <text:p>64.7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379" calcext:value-type="float">
            <text:p>379</text:p>
          </table:table-cell>
          <table:table-cell table:formula="of:=[.A8]*[.$B$24]" office:value-type="float" office:value="76660.15" calcext:value-type="float">
            <text:p>76660.15</text:p>
          </table:table-cell>
          <table:table-cell table:formula="of:=[.$B$23]-[.C8]" office:value-type="float" office:value="31339.85" calcext:value-type="float">
            <text:p>31339.85</text:p>
          </table:table-cell>
          <table:table-cell table:formula="of:=[.D8]/[.$B$24]" office:value-type="float" office:value="235.068855852747" calcext:value-type="float">
            <text:p>235.0688558527</text:p>
          </table:table-cell>
          <table:table-cell table:formula="of:=[.B8]/[.$B$22]" office:value-type="float" office:value="37.9" calcext:value-type="float">
            <text:p>37.9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06" calcext:value-type="float">
            <text:p>206</text:p>
          </table:table-cell>
          <table:table-cell table:formula="of:=[.A9]*[.$B$24]" office:value-type="float" office:value="73327.1" calcext:value-type="float">
            <text:p>73327.1</text:p>
          </table:table-cell>
          <table:table-cell table:formula="of:=[.$B$23]-[.C9]" office:value-type="float" office:value="34672.9" calcext:value-type="float">
            <text:p>34672.9</text:p>
          </table:table-cell>
          <table:table-cell table:formula="of:=[.D9]/[.$B$24]" office:value-type="float" office:value="260.068855852747" calcext:value-type="float">
            <text:p>260.0688558527</text:p>
          </table:table-cell>
          <table:table-cell table:formula="of:=[.B9]/[.$B$22]" office:value-type="float" office:value="20.6" calcext:value-type="float">
            <text:p>20.6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11" calcext:value-type="float">
            <text:p>111</text:p>
          </table:table-cell>
          <table:table-cell table:formula="of:=[.A10]*[.$B$24]" office:value-type="float" office:value="69994.05" calcext:value-type="float">
            <text:p>69994.05</text:p>
          </table:table-cell>
          <table:table-cell table:formula="of:=[.$B$23]-[.C10]" office:value-type="float" office:value="38005.95" calcext:value-type="float">
            <text:p>38005.95</text:p>
          </table:table-cell>
          <table:table-cell table:formula="of:=[.D10]/[.$B$24]" office:value-type="float" office:value="285.068855852747" calcext:value-type="float">
            <text:p>285.0688558527</text:p>
          </table:table-cell>
          <table:table-cell table:formula="of:=[.B10]/[.$B$22]" office:value-type="float" office:value="11.1" calcext:value-type="float">
            <text:p>11.1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65" calcext:value-type="float">
            <text:p>65</text:p>
          </table:table-cell>
          <table:table-cell table:formula="of:=[.A11]*[.$B$24]" office:value-type="float" office:value="66661" calcext:value-type="float">
            <text:p>66661</text:p>
          </table:table-cell>
          <table:table-cell table:formula="of:=[.$B$23]-[.C11]" office:value-type="float" office:value="41339" calcext:value-type="float">
            <text:p>41339</text:p>
          </table:table-cell>
          <table:table-cell table:formula="of:=[.D11]/[.$B$24]" office:value-type="float" office:value="310.068855852747" calcext:value-type="float">
            <text:p>310.0688558527</text:p>
          </table:table-cell>
          <table:table-cell table:formula="of:=[.B11]/[.$B$22]" office:value-type="float" office:value="6.5" calcext:value-type="float">
            <text:p>6.5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5" calcext:value-type="float">
            <text:p>55</text:p>
          </table:table-cell>
          <table:table-cell table:formula="of:=[.A12]*[.$B$24]" office:value-type="float" office:value="63327.95" calcext:value-type="float">
            <text:p>63327.95</text:p>
          </table:table-cell>
          <table:table-cell table:formula="of:=[.$B$23]-[.C12]" office:value-type="float" office:value="44672.05" calcext:value-type="float">
            <text:p>44672.05</text:p>
          </table:table-cell>
          <table:table-cell table:formula="of:=[.D12]/[.$B$24]" office:value-type="float" office:value="335.068855852747" calcext:value-type="float">
            <text:p>335.0688558527</text:p>
          </table:table-cell>
          <table:table-cell table:formula="of:=[.B12]/[.$B$22]" office:value-type="float" office:value="5.5" calcext:value-type="float">
            <text:p>5.5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4" calcext:value-type="float">
            <text:p>4</text:p>
          </table:table-cell>
          <table:table-cell table:formula="of:=[.A13]*[.$B$24]" office:value-type="float" office:value="59994.9" calcext:value-type="float">
            <text:p>59994.9</text:p>
          </table:table-cell>
          <table:table-cell table:formula="of:=[.$B$23]-[.C13]" office:value-type="float" office:value="48005.1" calcext:value-type="float">
            <text:p>48005.1</text:p>
          </table:table-cell>
          <table:table-cell table:formula="of:=[.D13]/[.$B$24]" office:value-type="float" office:value="360.068855852747" calcext:value-type="float">
            <text:p>360.0688558527</text:p>
          </table:table-cell>
          <table:table-cell table:formula="of:=[.B13]/[.$B$22]" office:value-type="float" office:value="0.4" calcext:value-type="float">
            <text:p>0.4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6" calcext:value-type="float">
            <text:p>6</text:p>
          </table:table-cell>
          <table:table-cell table:formula="of:=[.A14]*[.$B$24]" office:value-type="float" office:value="56661.85" calcext:value-type="float">
            <text:p>56661.85</text:p>
          </table:table-cell>
          <table:table-cell table:formula="of:=[.$B$23]-[.C14]" office:value-type="float" office:value="51338.15" calcext:value-type="float">
            <text:p>51338.15</text:p>
          </table:table-cell>
          <table:table-cell table:formula="of:=[.D14]/[.$B$24]" office:value-type="float" office:value="385.068855852747" calcext:value-type="float">
            <text:p>385.0688558527</text:p>
          </table:table-cell>
          <table:table-cell table:formula="of:=[.B14]/[.$B$22]" office:value-type="float" office:value="0.6" calcext:value-type="float">
            <text:p>0.6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table:formula="of:=[.A15]*[.$B$24]" office:value-type="float" office:value="53328.8" calcext:value-type="float">
            <text:p>53328.8</text:p>
          </table:table-cell>
          <table:table-cell table:formula="of:=[.$B$23]-[.C15]" office:value-type="float" office:value="54671.2" calcext:value-type="float">
            <text:p>54671.2</text:p>
          </table:table-cell>
          <table:table-cell table:formula="of:=[.D15]/[.$B$24]" office:value-type="float" office:value="410.068855852748" calcext:value-type="float">
            <text:p>410.0688558527</text:p>
          </table:table-cell>
          <table:table-cell table:formula="of:=[.B15]/[.$B$22]" office:value-type="float" office:value="0.4" calcext:value-type="float">
            <text:p>0.4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[.A16]*[.$B$24]" office:value-type="float" office:value="0" calcext:value-type="float">
            <text:p>0</text:p>
          </table:table-cell>
          <table:table-cell table:formula="of:=[.$B$23]-[.C16]" office:value-type="float" office:value="108000" calcext:value-type="float">
            <text:p>108000</text:p>
          </table:table-cell>
          <table:table-cell table:formula="of:=[.D16]/[.$B$24]" office:value-type="float" office:value="810.068855852748" calcext:value-type="float">
            <text:p>810.0688558527</text:p>
          </table:table-cell>
          <table:table-cell table:formula="of:=[.B16]/[.$B$22]" office:value-type="float" office:value="0.2" calcext:value-type="float">
            <text:p>0.2</text:p>
          </table:table-cell>
          <table:table-cell table:formula="of:=5*[.$B$24]" office:value-type="float" office:value="666.61" calcext:value-type="float">
            <text:p>666.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DeltaP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DeltaP</text:p>
          </table:table-cell>
          <table:table-cell office:value-type="string" calcext:value-type="string">
            <text:p>P=P0-delta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/deltaT</text:p>
          </table:table-cell>
          <table:table-cell office:value-type="string" calcext:value-type="string">
            <text:p>d(DeltaP)</text:p>
          </table:table-cell>
          <table:table-cell office:value-type="string" calcext:value-type="string">
            <text:p>d(N/deltaT)</text:p>
          </table:table-cell>
        </table:table-row>
        <table:table-row table:style-name="ro1">
          <table:table-cell office:value-type="string" calcext:value-type="string">
            <text:p>мм рт.ст</text:p>
          </table:table-cell>
          <table:table-cell office:value-type="string" calcext:value-type="string">
            <text:p>шт</text:p>
          </table:table-cell>
          <table:table-cell table:number-columns-repeated="2" office:value-type="string" calcext:value-type="string">
            <text:p>Па</text:p>
          </table:table-cell>
          <table:table-cell office:value-type="string" calcext:value-type="string">
            <text:p>мм рт.ст</text:p>
          </table:table-cell>
          <table:table-cell office:value-type="string" calcext:value-type="string">
            <text:p>шт/сек</text:p>
          </table:table-cell>
          <table:table-cell table:number-columns-repeated="2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deltaT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сек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0</text:p>
          </table:table-cell>
          <table:table-cell table:style-name="ce1" office:value-type="float" office:value="108000" calcext:value-type="float">
            <text:p>1.08E+005</text:p>
          </table:table-cell>
          <table:table-cell office:value-type="string" calcext:value-type="string">
            <text:p>Па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м рт.ст</text:p>
          </table:table-cell>
          <table:table-cell office:value-type="float" office:value="133.322" calcext:value-type="float">
            <text:p>133.322</text:p>
          </table:table-cell>
          <table:table-cell office:value-type="string" calcext:value-type="string">
            <text:p>Па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7">00/00/0000</text:date>, <text:time style:data-style-name="N2" text:time-value="14:35:04.2152122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16T12:45:05.274792732</meta:creation-date>
    <dc:date>2014-09-17T14:52:25.396735152</dc:date>
    <meta:editing-duration>PT33M6S</meta:editing-duration>
    <meta:editing-cycles>14</meta:editing-cycles>
    <meta:generator>LibreOffice/4.2.6.2$Linux_X86_64 LibreOffice_project/420m0$Build-2</meta:generator>
    <meta:document-statistic meta:table-count="2" meta:cell-count="21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8.314cm" svg:height="10.625cm" xlink:href=".." xlink:type="simple" chart:class="chart:scatter" chart:style-name="ch1">
        <chart:legend chart:legend-position="end" svg:x="16.077cm" svg:y="5.013cm" style:legend-expansion="high" chart:style-name="ch2"/>
        <chart:plot-area chart:style-name="ch3" table:cell-range-address="calc.D1:calc.D16 calc.F1:calc.F16" svg:x="0.816cm" svg:y="0.983cm" svg:width="14.529cm" svg:height="9.01cm">
          <chartooo:coordinate-region svg:x="1.623cm" svg:y="1.182cm" svg:width="13.166cm" svg:height="8.16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alc.F1:calc.F16" chart:class="chart:scatter">
            <chart:domain table:cell-range-address="calc.D1:calc.D16"/>
            <chart:data-point chart:repeated="1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9341.72">
                <text:p>9341.72</text:p>
                <draw:g>
                  <svg:desc>calc.D1:calc.D16</svg:desc>
                </draw:g>
              </table:table-cell>
              <table:table-cell office:value-type="float" office:value="301.4">
                <text:p>301.4</text:p>
                <draw:g>
                  <svg:desc>calc.F1:calc.F1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674.77">
                <text:p>12674.77</text:p>
              </table:table-cell>
              <table:table-cell office:value-type="float" office:value="259.8">
                <text:p>25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674.6">
                <text:p>14674.6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007.65">
                <text:p>18007.65</text:p>
              </table:table-cell>
              <table:table-cell office:value-type="float" office:value="202.8">
                <text:p>202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1340.7">
                <text:p>21340.7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4673.75">
                <text:p>24673.75</text:p>
              </table:table-cell>
              <table:table-cell office:value-type="float" office:value="112.1">
                <text:p>112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006.8">
                <text:p>28006.8</text:p>
              </table:table-cell>
              <table:table-cell office:value-type="float" office:value="64.7">
                <text:p>64.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1339.85">
                <text:p>31339.85</text:p>
              </table:table-cell>
              <table:table-cell office:value-type="float" office:value="37.9">
                <text:p>37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672.9">
                <text:p>34672.9</text:p>
              </table:table-cell>
              <table:table-cell office:value-type="float" office:value="20.6">
                <text:p>20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8005.95">
                <text:p>38005.95</text:p>
              </table:table-cell>
              <table:table-cell office:value-type="float" office:value="11.1">
                <text:p>11.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1339">
                <text:p>41339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4672.05">
                <text:p>44672.0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8005.1">
                <text:p>48005.1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1338.15">
                <text:p>51338.15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671.2">
                <text:p>54671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8000">
                <text:p>108000</text:p>
              </table:table-cell>
              <table:table-cell office:value-type="float" office:value="0.2">
                <text:p>0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